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RW Chancery L" svg:font-family="'URW Chancery L'"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style:font-name="URW Chancery L"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URW Chancery L" fo:font-size="16pt" style:font-size-asian="16pt" style:font-size-complex="16pt"/>
    </style:style>
    <style:style style:name="P3" style:family="paragraph" style:parent-style-name="Standard">
      <style:paragraph-properties fo:text-align="start" style:justify-single-word="false"/>
      <style:text-properties style:font-name="URW Chancery L" fo:font-size="13pt" fo:font-weight="bold" style:font-size-asian="13pt" style:font-weight-asian="bold" style:font-size-complex="13pt"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center" style:justify-single-word="false"/>
      <style:text-properties style:font-name="FreeSerif" fo:font-size="10.5pt" style:font-size-asian="9.14999961853027pt" style:font-size-complex="10.5pt"/>
    </style:style>
    <style:style style:name="P6" style:family="paragraph" style:parent-style-name="Standard">
      <style:paragraph-properties fo:text-align="start" style:justify-single-word="false"/>
      <style:text-properties style:font-name="FreeSerif" fo:font-size="10.5pt" style:font-size-asian="9.14999961853027pt" style:font-size-complex="10.5pt"/>
    </style:style>
    <style:style style:name="P7" style:family="paragraph" style:parent-style-name="Standard">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weight-asian="normal" style:font-size-complex="10.5pt" style:font-weight-complex="normal"/>
    </style:style>
    <style:style style:name="P8" style:family="paragraph" style:parent-style-name="Standard" style:list-style-name="L1">
      <style:paragraph-properties fo:text-align="start" style:justify-single-word="false"/>
      <style:text-properties style:font-name="FreeSerif" fo:font-size="10.5pt" style:font-size-asian="9.14999961853027pt" style:font-size-complex="10.5pt"/>
    </style:style>
    <style:style style:name="P9" style:family="paragraph" style:parent-style-name="Standard">
      <style:paragraph-properties fo:text-align="start" style:justify-single-word="false"/>
      <style:text-properties fo:font-variant="normal" fo:text-transform="none" fo:color="#000000" style:font-name="URW Chancery L" fo:font-size="13pt" fo:letter-spacing="normal" fo:font-style="normal" fo:font-weight="bold" style:font-size-asian="13pt" style:font-weight-asian="bold" style:font-size-complex="13pt" style:font-weight-complex="bold"/>
    </style:style>
    <style:style style:name="P10" style:family="paragraph" style:parent-style-name="Standard">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weight-asian="normal" style:font-size-complex="10.5pt" style:font-weight-complex="normal"/>
    </style:style>
    <style:style style:name="P11" style:family="paragraph" style:parent-style-name="Standard" style:list-style-name="L2">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weight-asian="normal" style:font-size-complex="10.5pt" style:font-weight-complex="normal"/>
    </style:style>
    <style:style style:name="P12" style:family="paragraph" style:parent-style-name="Standard" style:list-style-name="L3">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weight-asian="normal" style:font-size-complex="10.5pt" style:font-weight-complex="normal"/>
    </style:style>
    <style:style style:name="P13" style:family="paragraph" style:parent-style-name="Standard" style:list-style-name="L4">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weight-asian="normal" style:font-size-complex="10.5pt" style:font-weight-complex="normal"/>
    </style:style>
    <style:style style:name="P14" style:family="paragraph" style:parent-style-name="Standard">
      <style:paragraph-properties fo:text-align="start" style:justify-single-word="false"/>
      <style:text-properties fo:font-variant="normal" fo:text-transform="none" fo:color="#000000" style:font-name="FreeSerif" fo:font-size="10.5pt" fo:letter-spacing="normal" fo:font-style="normal" fo:font-weight="bold" style:font-size-asian="9.14999961853027pt" style:font-weight-asian="bold" style:font-size-complex="10.5pt" style:font-weight-complex="bold"/>
    </style:style>
    <style:style style:name="T1" style:family="text">
      <style:text-properties style:font-name="FreeSerif" fo:font-size="10.5pt" style:font-size-asian="9.14999961853027pt" style:font-size-complex="10.5pt"/>
    </style:style>
    <style:style style:name="T2" style:family="text">
      <style:text-properties style:font-name="URW Chancery L" fo:font-size="13pt" fo:font-weight="bold" style:font-size-asian="13pt" style:font-weight-asian="bold" style:font-size-complex="13pt" style:font-weight-complex="bold"/>
    </style:style>
    <style:style style:name="T3" style:family="text">
      <style:text-properties fo:font-variant="normal" fo:text-transform="none" fo:color="#000000" style:font-name="FreeSerif" fo:font-size="10.5pt" fo:letter-spacing="normal" fo:font-style="normal" fo:font-weight="normal" style:font-size-asian="9.14999961853027pt" style:font-weight-asian="normal" style:font-size-complex="10.5pt" style:font-weight-complex="normal"/>
    </style:style>
    <style:style style:name="T4" style:family="text">
      <style:text-properties fo:font-variant="normal" fo:text-transform="none" fo:color="#000000" style:font-name="FreeSerif" fo:font-size="10.5pt" fo:letter-spacing="normal" fo:font-style="normal" fo:font-weight="bold" style:font-size-asian="9.14999961853027pt" style:font-weight-asian="bold" style:font-size-complex="10.5pt" style:font-weight-complex="bold"/>
    </style:style>
    <style:style style:name="T5" style:family="text">
      <style:text-properties fo:language="en" fo:country="US"/>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zione del Progetto: </text:p>
      <text:p text:style-name="P1">“trasporto affidabile multi-percorso”</text:p>
      <text:p text:style-name="P2">per reti di Calcolatori a.a. 2011/2012</text:p>
      <text:p text:style-name="P5"/>
      <text:p text:style-name="P3"/>
      <text:p text:style-name="P4"><text:span text:style-name="T2">Da dove nasce il progetto?</text:span><text:span text:style-name="T1"><text:line-break/>Questo progetto nasce per puri scopi accademici, per l'insegnamento di Reti di Calcolatori tenuto dal Prof. Ghini, valido per l'anno accademico 2011/2012, presso l'Università di Bologna. <text:line-break/><text:line-break/></text:span><text:span text:style-name="T2">Finalità e scenario generale del progetto</text:span></text:p>
      <text:p text:style-name="P6">In generale si vuole simulare, uno scambio di dati, tra due parti, che utilizzano una rete che non sempre fa arrivare tutti i pacchetti e gli <text:span text:style-name="T5">acknowledgement</text:span>, a mittente e destinatario: il ritardatore. Ci è molto utile ordinare mentalmente mittente e destinatario come se fossero divisi entrambi in due sottoparti, :</text:p>
      <text:p text:style-name="P6"/>
      <text:list xml:id="list16740629351" text:style-name="L1">
        <text:list-item>
          <text:p text:style-name="P8">Destinatario: proxyreceiver e receiver</text:p>
        </text:list-item>
        <text:list-item>
          <text:p text:style-name="P8">Mittente: proxysender e sender</text:p>
        </text:list-item>
      </text:list>
      <text:p text:style-name="P6"/>
      <text:p text:style-name="P6">Il sender, tramite una connessione TCP, invia dati al proxysender che si occupa di stabilire una connessione UDP con il ritardatore e rinviare i pacchetti ricevuti tramite questa connessione; A questo punto alcuni pacchetti potrebbero essere scartati dal ritardatore, che in alcuni casi invia un ICMP per segnalare la perdita del pacchetto, ma non sempre lo fa. Nel caso il pacchetto invece venisse inviato dal ritardatore al proxyreceiver, attraverso l'utilizzo di una connessione UDP, quest'ultimo lo spedirebbe poi al receiver tramite una connessione TCP.</text:p>
      <text:p text:style-name="P6">Ci siamo occupati di scrivere e implementare: proxysender e proxyreceiver , ed un protocollo che garantisca l'arrivo ordinato dei pacchetti al receiver.<text:line-break/></text:p>
      <text:p text:style-name="P4"><text:span text:style-name="T1">Cliccando </text:span><text:a xlink:type="simple" xlink:href="http://www.cs.unibo.it/~ghini/didattica/reti_lpr/progetti/aa2011-12/SpecificheProgettoLabReti_aa11-12.pdf"><text:span text:style-name="T1">qui</text:span></text:a><text:span text:style-name="T1"> troverete il download per le specifiche del progetto, messe a disposizione dal Prof.<text:line-break/></text:span></text:p>
      <text:p text:style-name="P9">Protocollo</text:p>
      <text:p text:style-name="P7">Tra proxysender e proxyreceiver viene implementato un protocollo UDP che permette di trasportare un flusso TPC tra i due host rendendolo invariato.</text:p>
      <text:p text:style-name="P7">Il ritardatore scarta i pacchetti e li ritarda in modo casuale, a volte mandando una notifica, a volte senza avvisare il processo mittente. Il protocollo UDP deve rimediare a queste perdite, cioé deve essere in grado di capire se un pacchetto non é arrivato a destinazione ed eventualmente inviarlo di nuovo.</text:p>
      <text:p text:style-name="P7">I datagram UDP, inoltre, possono arrivare per loro natura in ordine diverso da quello di invio, quindi il protocollo deve anche prevedere il riordinamento dei pacchetti, in modo da inviarli nella giusta sequenza al receiver.</text:p>
      <text:p text:style-name="P7"/>
      <text:p text:style-name="P7">I datagram UDP hanno 5 byte di header in cui sono contenute delle informazioni relative al pacchetto:</text:p>
      <text:list xml:id="list1558482364" text:style-name="L4">
        <text:list-item>
          <text:p text:style-name="P13">4 byte contenenti un intero senza segno in endianess di rete che rappresenta l'ID univoco del pacchetto</text:p>
        </text:list-item>
        <text:list-item>
          <text:p text:style-name="P13">Un byte contenente un carattere che indica il tipo del pacchetto. 'B' rappresenta un pacchetto di dati, 'I' rappresenta un pacchetto ICMP, uno speciale pacchetto generato dal ritardatore che notifica la perdita di un datagram.</text:p>
        </text:list-item>
      </text:list>
      <text:p text:style-name="P7"/>
      <text:p text:style-name="P7">Dopo l'header é presente una stringa di dati di dimensione indefinita.</text:p>
      <text:p text:style-name="P7"/>
      <text:p text:style-name="P14">Apertura del protocollo</text:p>
      <text:p text:style-name="P7">Non abbiamo implementato una vera e propria apertura del protocollo UDP, semplicemente questo si avvia nel momento in cui viene trasferito il primo datagram valido con ID = 1</text:p>
      <text:p text:style-name="P7"/>
      <text:p text:style-name="P14">Trasferimento dei dati</text:p>
      <text:p text:style-name="P7">Man mano che il proxysender legge i dati TCP dal sender, incapsula le stringhe di dimensione fissata che legge <text:soft-page-break/>nell'header appena descritto. Il primo pacchetto ha id 1, e questo id viene incrementato di uno ad ogni pacchetto letto, in questo modo ogni pacchetto avrá un ID univoco.</text:p>
      <text:p text:style-name="P7">Una volta formato il datagram, il proxysender lo invia ad una delle tre porte del ritardatore e lo aggiunge in coda alla lista dei pacchetti che devono essere confermati. Per garantire l'invio di tutti i pacchetti nonostante le perdite, infatti, e' necessario che il proxyreceiver confermi la ricezione di ogni datagram.</text:p>
      <text:p text:style-name="P7">La porta a cui il proxysender invia il datagram cambia ad ogni ciclo, per distribuire uniformemente il carico sulla rete.</text:p>
      <text:p text:style-name="P7">Il proxyreceiver legge i datagram e li aggiunge ad una lista ordinata in base all'ID dei pacchetti. In testa alla lista c'é il pacchetto con ID minore, in coda alla lista quello con ID maggiore.</text:p>
      <text:p text:style-name="P7">Inoltre, quando viene ricevuto il datagram, il proxyreceiver invia immediatamente un pacchetto di ACKNOWLEDGEMENT al ritardatore.</text:p>
      <text:p text:style-name="P7">L'ACK e' un pacchetto di 6 byte: i primi 4 sono l'ID del pacchetto che deve essere confermato, il quinto byte e' il carattere 'B' e il sesto byte e' il primo carattere della stringa di dati del pacchetto da confermare.</text:p>
      <text:p text:style-name="P7">L'ACK viene rispedito indietro dalla stessa porta del ritardatore da cui e' arrivato, perché ci sono maggiori possibilitá che questa non sia in BURST.</text:p>
      <text:p text:style-name="P7">Il proxyreceiver mantiene una variabile con l'ID che sta attendendo per poter inviare nuovi dati</text:p>
      <text:p text:style-name="P7"/>
      <text:p text:style-name="P7"/>
      <text:p text:style-name="P7"/>
      <text:p text:style-name="P7">Questa sezione della documentazione serve per chiarire in quale modo abbiamo garantito l'arrivo ordinato dei pacchetti inviati dal sender, fino al receiver. Abbiamo utilizzato sia per il proxysender che per il proxyreceiver due liste dinamiche, queste vengono usate dal primo per controllare se i pacchetti che abbiamo inviato sono effettivamente arrivati, nel caso contrario vengono rispediti; mentre il secondo utilizza la lista per riordinare i pacchetti prima di inviarli al receiver. Il proxysender aggiunge alla lista tutti i pacchetti inviati, al ritardatore, analizziamo ora i vari casi possibili:</text:p>
      <text:p text:style-name="P7"/>
      <text:list xml:id="list168518527" text:style-name="L2">
        <text:list-item>
          <text:p text:style-name="P11">Se arriva un acknowledgement da parte del proxyreceiver, allora rimuoviamo dalla nostra lista dinamica il pacchetto che abbiamo aggiunto in precedenza.</text:p>
        </text:list-item>
        <text:list-item>
          <text:p text:style-name="P11">Se riceviamo invece un ICMP dal ritardatore allora togliamo dalla lista il pacchetto corrispondente lo facciamo inviare nuovamente e dopodiché lo inseriamo in fondo alla lista. Nel caso ricevessimo un ICMP per un pacchetto non presente in lista, ignoriamo l'ICMP, perchè vuol dire che il pacchetto è già stato inviato correttamente.</text:p>
        </text:list-item>
        <text:list-item>
          <text:p text:style-name="P11">Se invece scade il timeout del pacchetto, da quando è stato inserito nella lista, allora il pacchetto viene preso dalla lista, rinviato e inserito in fondo alla lista. </text:p>
        </text:list-item>
      </text:list>
      <text:p text:style-name="P7"/>
      <text:p text:style-name="P7">Mentre la lista implementata nel proxyreceiver, serve per inviare in ordine i pacchetti al receiver, anche se uno di loro venisse momentaneamente perso, e poi rispedito dal proxysender dopo poco. Il metodo è facilmente intuibile, quando un pacchetto arriva al proxyreceiver, viene inserito in ordine rispetto agli altri pacchetti già ricevuti ed inseriti in lista, e quando il prossimo pacchetto della lista è quello che stavo aspettando, allora sono sicuro di poter inviare al receiver.</text:p>
      <text:p text:style-name="P9"/>
      <text:p text:style-name="P9"/>
      <text:p text:style-name="P9">Documentazione tecnica</text:p>
      <text:p text:style-name="P7">Il linguaggio di programmazione utilizzato per scrivere questo progetto, è il “C”; per l'implementazione di proxysender e proxyreceiver abbiamo utilizzato 3 files distinti: due per i proxy, ed uno che abbiamo nominato “utils.c”, dove abbiamo inserito le strutture dati, e le funzioni utilizzate da entrambi i proxy, è quindi un file che coadiuva il funzionamento di entrambi i proxy. Abbiamo deciso di gestire le connessioni senza usare i thread, ma con l'uso del I/O Multiplexing.</text:p>
      <text:p text:style-name="P4"><text:span text:style-name="T3"><text:line-break/></text:span><text:span text:style-name="T4">Proxysender:</text:span><text:span text:style-name="T3"> Dopo aver incluso le librerie necessarie per le funzioni, e del file “utils.h” con le nostre funzioni ausiliarie, gestiamo tutto tramite un'unica funzione, il main: come prima cosa in questa funzione troverete le dichiarazioni delle variabili che ci serviranno successivamente con i relativi commenti, come prima cosa </text:span><text:soft-page-break/><text:span text:style-name="T3">importante controlliamo gli argomenti passati in input, che possono essere fino a 4(IP del ritardatore, porta in ascolto del proxysender, porta in uscita del proxysender e la prima porta del ritardatore), nessuno di questi parametri è obbligatorio, se uno di questi non venisse fornito, la funzione utilizzerebbe quelli che gli abbiamo fornito di default:</text:span></text:p>
      <text:list xml:id="list1534787875" text:style-name="L3">
        <text:list-item>
          <text:p text:style-name="P12">127.0.0.1</text:p>
        </text:list-item>
        <text:list-item>
          <text:p text:style-name="P12">59000</text:p>
        </text:list-item>
        <text:list-item>
          <text:p text:style-name="P12">60000</text:p>
        </text:list-item>
        <text:list-item>
          <text:p text:style-name="P12">61000, 61001. 61002</text:p>
        </text:list-item>
      </text:list>
      <text:p text:style-name="P7"/>
      <text:p text:style-name="P7">successivamente ai controlli, facciamo la stampa dei parametri a video, in modo che l'utilizzatore del software possa verificare velocemente di aver inserito gli input giusti. </text:p>
      <text:p text:style-name="P7"/>
      <text:p text:style-name="P7">Dopodichè inizializziamo i socket UDP e TCP, per comunicare con ritardatore e ricevere i dati dal sender, sfruttando due funzioni di “utils.c”: UDP_sock e TCP_connection_recv: per ora ci basti sapere che queste funzioni prendono in input rispettivamente, la porta in uscita e quella in ascolto del proxysender e ci restituiscono il socket associato a quelle porte. Prima del ciclo while, calcoliamo l'nfds, che ci servirà poi da passare come argomento alla select().</text:p>
      <text:p text:style-name="P7"/>
      <text:p text:style-name="P7">Il ciclo while è la parte di codice centrale di questo file, è sostanzialmente un ciclo infinito: come prima cosa controlliamo se la connessione TCP è stata chiusa, cioè se il sender ha smesso di inviare pacchetti, se così fosse inviamo un segnale al proxyreceiver, così che anch'esso possa chiudere la connessione al momento opportuno, evitandogli così di rimanere in ascolto sulla porta invano.<text:line-break/></text:p>
      <text:p text:style-name="P7"/>
      <text:p text:style-name="P7"/>
      <text:p text:style-name="P14">Prestazioni del progetto</text:p>
      <text:p text:style-name="P7">Per testare la velocità di esecuzione del progetto abbiamo effettuato diverse prove, su tre macchine del laboratorio, lanciando il Ritardatore con lo scarto di pacchetti di default del 15%.</text:p>
      <text:p text:style-name="P7"/>
      <text:p text:style-name="P14">Affidabilitá</text:p>
      <text:p text:style-name="P7">Il flusso di dati TCP inviato dal sender, deve essere identico a quello ricevuto dal receiver, i pacchetti devono arrivare tutti e nello stesso ordine.</text:p>
      <text:p text:style-name="P7">Per verificare questo requisito abbiamo trasferito dei file e confrontato il fingerprint di questi con le utility md5sum, sha1sum, diff e cmp.</text:p>
      <text:p text:style-name="P7">In tutte le prove effettuate, il file trasferito si é dimostrato identico a quello inviato.</text:p>
      <text:p text:style-name="P7"/>
      <text:p text:style-name="P7"><text:span text:style-name="T6">Latenza</text:span></text:p>
      <text:p text:style-name="P7">La latenza di base presente tra due macchine del laboratorio, misurata con il comando <text:span text:style-name="T8">ping</text:span><text:span text:style-name="T9">, ha un valore medio di 0.475 ms (andata e ritorno dell'ICMP). Considerato che i pacchetti inviati dal sender al receiver effettuano 4 hop, di cui due attraverso Ethernet e due tra processi della stessa macchina, possiamo approssimare il limite inferiore della latenza del progetto a 0.5 ms.</text:span></text:p>
      <text:p text:style-name="P7">Attraverso l´utility Netcat, abbiamo utilizzato il progetto come una chat monodirezionale, inviando piccole stringhe di testo. Dal momento in cui si preme ENTER al momento in cui la stringa compare sul terminale del receiver, puó passare un tempo variabile da meno di un secondo a 2 secondi.</text:p>
      <text:p text:style-name="P7">I pacchetti che non vengono scartati dal Ritardatore, infatti, arrivano quasi immediatamente, mentre quelli che vengono scartati, arrivano in media dopo un paio di secondi.<text:line-break/></text:p>
      <text:p text:style-name="P14">Uso di CPU</text:p>
      <text:p text:style-name="P14"><text:span text:style-name="T7">Per misurare l'utilizzo della CPU durante l´esecuzione di un trasferimento, abbiamo utilizzato il programma htop, che visualizza le statistiche di tutti i processi del sistema. </text:span></text:p>
      <text:p text:style-name="P14"><text:span text:style-name="T7">Durante il trasferimento di un file di 100 MB, il carico della CPU, misurato nelle macchine del laboratorio é circa del 6% per il proxysender e del 2% per il proxyreceiver.</text:span></text:p>
      <text:p text:style-name="P14"><text:span text:style-name="T7">L´ utilizzo della CPU naturalmente dipende dalla quantitá di pacchetti in circolazione, un dato che si puo´ </text:span><text:soft-page-break/><text:span text:style-name="T7">empiricamente dedurre dal numero di pacchetti presenti nelle liste dinamiche del proxysender e del proxyreceiver.</text:span></text:p>
      <text:p text:style-name="P14"><text:span text:style-name="T7"/></text:p>
      <text:p text:style-name="P14">Occupazione di Memoria</text:p>
      <text:p text:style-name="P7">Come per l'utilizzo di CPU, abbiamo utilizzato il programma htop per verificare l'utilizzo di memoria. Anche questo dipende dalla quantitá di pacchetti presenti nelle liste. </text:p>
      <text:p text:style-name="P7">Questo valore puó essere calcolato semplicemente moltiplicando la dimensione dei pacchetti trasferiti per il numero di pacchetti memorizzati nella lista.</text:p>
      <text:p text:style-name="P7">Nel caso del trasferimento di file i pacchetti trasferiti hanno tutti una dimensione simile. </text:p>
      <text:p text:style-name="P7">Il proxysender legge N byte alla volta dal sender, e i pacchetti vengono quindi dimensionati secondo questa costante.</text:p>
      <text:p text:style-name="P7">Dopo diverse prove, abbiamo impostato questo valore a 65000 byte. Anche se é molto maggiore all' MTU della connessione Ethernet (1500 byte) e quindi si genera frammentazione, abbiamo riscontrato le prestazioni migliori utilizzando questo valore.</text:p>
      <text:p text:style-name="P7">In questo caso quindi 100 pacchetti in lista occuperanno circa 6 MB.</text:p>
      <text:p text:style-name="P7"/>
      <text:p text:style-name="P14">Velocitá di trasferimento</text:p>
      <text:p text:style-name="P7">Abbiamo provato ad inviare files di diverse dimensioni, misurando il tempo impiegato per trasferire con il programma <text:span text:style-name="T8">time</text:span><text:span text:style-name="T9">. </text:span></text:p>
      <text:p text:style-name="P7"><text:span text:style-name="T9">Come ci aspettavamo, il tempo di trasferimento cresce abbastanza linearmente con la dimensione del file inviato. Per files piccoli peró, la differenza si nota meno perché il protocollo di chiusura UDP impiega sempre lo stesso tempo, indifferentemente dalla dimensione del file trasferito.</text:span></text:p>
      <text:p text:style-name="P7"><text:span text:style-name="T9"/></text:p>
      <text:p text:style-name="P7"><text:span text:style-name="T9"/></text:p>
      <text:p text:style-name="P7"><text:span text:style-name="T9"/></text:p>
      <text:p text:style-name="P7"/>
      <text:p text:style-name="P7"/>
      <text:p text:style-name="P14"><text:span text:style-name="T7"/></text:p>
      <text:p text:style-name="P14"><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RW Chancery L" svg:font-family="'URW Chancery L'"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ia </meta:initial-creator>
    <meta:creation-date>2012-11-14T14:57:33</meta:creation-date>
    <dc:date>2012-11-28T19:03:45</dc:date>
    <dc:creator>Riccardo Serafini</dc:creator>
    <meta:editing-duration>PT7H49M18S</meta:editing-duration>
    <meta:editing-cycles>29</meta:editing-cycles>
    <meta:generator>LibreOffice/3.5$Linux_x86 LibreOffice_project/350m1$Build-2</meta:generator>
    <meta:document-statistic meta:table-count="0" meta:image-count="0" meta:object-count="0" meta:page-count="4" meta:paragraph-count="68" meta:word-count="1834" meta:character-count="11842" meta:non-whitespace-character-count="10073"/>
  </office:meta>
</office:document-meta>
</file>